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808080" draw:secondary-fill-color="#99ccff" draw:fill-gradient-name="Gradient_20_12" draw:gradient-step-count="0" draw:fill-hatch-name="Hatch_20_6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50%"/>
    </style:style>
    <style:style style:name="gr2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808080" draw:secondary-fill-color="#99ccff" draw:gradient-step-count="0" draw:fill-hatch-solid="false" draw:opacity="5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50%" dr3d:edge-rounding="10%" dr3d:back-scale="100%" dr3d:depth="0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67cm" fo:min-width="0.832cm"/>
    </style:style>
    <style:style style:name="gr4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secondary-fill-color="#99ccff" draw:gradient-step-count="0" draw:fill-hatch-name="Hatch_20_6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ff9966" draw:secondary-fill-color="#99ccff" draw:fill-gradient-name="Rectangular_20_red_2f_white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2.74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6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99ccff" draw:secondary-fill-color="#99ccff" draw:fill-gradient-name="Gradient_20_1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2.74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7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secondary-fill-color="#99ccff" draw:fill-gradient-name="Gradient_20_14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2.74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8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secondary-fill-color="#99ccff" draw:fill-gradient-name="Gradient_20_16" draw:gradient-step-count="0" draw:fill-hatch-solid="false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3d:edge-rounding="10%" dr3d:back-scale="100%" dr3d:depth="2.74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9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99ccff" draw:secondary-fill-color="#99ccff" draw:fill-gradient-name="Gradient_20_10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2.74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10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ff9966" draw:secondary-fill-color="#99ccff" draw:fill-gradient-name="Gradient_20_11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2.74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6cm" fo:min-width="3.02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8cm" fo:min-width="0.75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2.318cm"/>
    </style:style>
    <style:style style:name="gr14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secondary-fill-color="#99ccff" draw:gradient-step-count="0" draw:fill-hatch-name="Hatch_20_6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/>
    </style:style>
    <style:style style:name="gr15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ff9966" draw:secondary-fill-color="#99ccff" draw:fill-gradient-name="Radial_20_green_2f_black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2.74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16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5e11a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2.74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17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99ccff" draw:secondary-fill-color="#99ccff" draw:fill-gradient-name="Gradient_20_8" draw:gradient-step-count="0" draw:fill-hatch-solid="false" draw:opacity="5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50%" dr3d:edge-rounding="10%" dr3d:back-scale="100%" dr3d:depth="2.74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18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99ccff" draw:secondary-fill-color="#99ccff" draw:fill-gradient-name="Square_20_yellow_2f_white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2.74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19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ff9966" draw:secondary-fill-color="#99ccff" draw:fill-gradient-name="Linear_20_blue_2f_white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2.74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2cm" fo:min-width="2.84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7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2.38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0.75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8cm" fo:min-width="2.844cm"/>
    </style:style>
    <style:style style:name="gr25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99ccff" draw:secondary-fill-color="#99ccff" draw:fill-gradient-name="Gradient_20_14" draw:gradient-step-count="0" draw:fill-hatch-name="Hatch_20_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6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b84700" draw:secondary-fill-color="#99ccff" draw:fill-gradient-name="Gradient_20_11" draw:gradient-step-count="0" draw:fill-hatch-name="Hatch_20_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7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b84700" draw:secondary-fill-color="#99ccff" draw:fill-gradient-name="Gradient_20_11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2.74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P1" style:family="paragraph">
      <style:text-properties fo:color="#ffffff" fo:font-size="8pt" style:font-size-asian="8pt" style:font-size-complex="8pt"/>
    </style:style>
    <style:style style:name="P2" style:family="paragraph">
      <style:text-properties fo:color="#ffffff" fo:font-family="Verdana" style:font-family-generic="swiss" style:font-pitch="variable" fo:font-size="8pt" style:font-size-asian="8pt" style:font-size-complex="8pt"/>
    </style:style>
    <style:style style:name="P3" style:family="paragraph">
      <style:text-properties fo:color="#ffffff" fo:font-family="Verdana" style:font-family-generic="swiss" style:font-pitch="variable" fo:font-size="10pt" style:font-size-asian="10pt" style:font-size-complex="10pt"/>
    </style:style>
    <style:style style:name="P4" style:family="paragraph">
      <style:text-properties fo:color="#000000" fo:font-size="8pt" style:font-size-asian="8pt" style:font-size-complex="8pt"/>
    </style:style>
    <style:style style:name="P5" style:family="paragraph">
      <style:text-properties fo:color="#000000" fo:font-family="Verdana" style:font-family-generic="swiss" style:font-pitch="variable" fo:font-size="8pt" style:font-size-asian="8pt" style:font-size-complex="8pt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color="#ffffff" fo:font-family="Verdana" style:font-family-generic="swiss" style:font-pitch="variable" fo:font-size="12pt" style:font-size-asian="12pt" style:font-size-complex="12pt"/>
    </style:style>
    <style:style style:name="T1" style:family="text">
      <style:text-properties fo:font-family="Verdana" style:font-family-generic="swiss" style:font-pitch="variable" fo:font-size="8pt" style:font-size-asian="8pt" style:font-size-complex="8pt"/>
    </style:style>
    <style:style style:name="T2" style:family="text">
      <style:text-properties fo:color="#ffffff" fo:font-family="Verdana" style:font-family-generic="swiss" style:font-pitch="variable" fo:font-size="10pt" style:font-size-asian="10pt" style:font-size-complex="10pt"/>
    </style:style>
    <style:style style:name="T3" style:family="text">
      <style:text-properties fo:color="#ffffff" fo:font-family="Verdana" style:font-family-generic="swiss" style:font-pitch="variable" fo:font-size="8pt" style:font-size-asian="8pt" style:font-size-complex="8pt"/>
    </style:style>
    <style:style style:name="T4" style:family="text">
      <style:text-properties fo:color="#ffffff" fo:font-family="Verdana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3d:scene draw:style-name="gr1" svg:width="5.138cm" svg:height="0.745cm" svg:x="1.408cm" svg:y="4.5cm" dr3d:transform="matrix (1 0 0 0 0.939692620785931 0.342020143325607 0 -0.342020143325607 0.939692620785931 -4.232cm 15.2974011196986cm 5.07614853831575cm)" dr3d:vrp="(0 0 16397.1428571429)" dr3d:vpn="(0 0 15477.1428571429)" dr3d:projection="perspective" dr3d:distance="0.92cm" dr3d:focal-length="10cm" dr3d:shadow-slant="5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1910 -16400 360 564" svg:d="m2270-15903h-285v-159h245v-67h-245v-271h-75v564h360z"/>
          <dr3d:extrude draw:style-name="gr2" draw:layer="layout" svg:viewBox="2349 -16400 264 423" svg:d="m2613-16054h-4l-8 2-7 1-8 1-8 1-8 1-8 1h-9-10-8l-8-1-9-1-8-2-7-2-8-2-8-3-8-4-7-3-8-4-15-9-15-10-14-11v-301h-71v423h71v-62l21 15 19 14 9 5 9 5 9 5 8 4 8 3 8 3 8 2 9 2 8 2 8 1 9 1h8 16l6-1h5l25-4z"/>
          <dr3d:extrude draw:style-name="gr2" draw:layer="layout" svg:viewBox="2649 -16412 359 445" svg:d="m3008-16400h-71v45l-26-18-7-6-8-5-8-4-8-4-9-4-10-4-10-3-12-3-5-2-7-1-6-1-7-1-14-1h-15l-14 1-13 1-13 3-12 4-12 6-11 6-11 8-10 9-10 10-4 5-4 5-3 6-3 5-3 6-3 6-2 6-2 6-2 7-2 6-1 14-1 14v12l1 11 2 11 2 10 3 9 4 9 4 8 5 8 5 7 6 7 7 7 7 6 7 5 8 6 9 4 9 5 10 4 11 4 10 3 12 3 12 3 12 2 26 4 116 9v11 6l-1 6v5l-1 6-1 4-2 5-2 5-2 4-2 4-2 3-3 4-3 3-3 3-3 3-4 3-4 2-4 2-4 2-4 2-5 1-4 2-5 1-5 1-5 1-11 1-11 1-11 1h-12-7-7l-15-2-16-2-17-4-17-4-18-5-18-6-18-7h-4v73l12 3 13 3 35 6 20 3 19 2 20 2h19 22l20-2 18-2 9-2 9-1 8-2 8-3 7-2 8-3 7-4 6-3 7-4 6-5 6-4 5-5 5-5 5-6 5-5 4-6 3-7 4-7 2-7 3-7 2-8 2-9 1-8 1-9 1-10v-10zm-71 103v118l-76-6-21-2-19-2-16-3-7-2-7-2-7-2-7-3-7-2-6-4-6-3-6-4-5-4-5-5-2-2-3-2-2-3-1-3-2-2-2-3-1-3-1-3-1-4-1-3-2-7-1-7v-8-9l1-8 2-8 1-3 1-4 2-3 2-3 1-3 2-3 2-3 3-3 2-2 3-3 3-2 3-2 3-2 3-2 4-1 3-2 8-2 9-2 10-2 10-1h11 9l9 1 9 1 8 2 9 2 8 2 8 3 8 4 15 7 14 9 15 9z"/>
          <dr3d:extrude draw:style-name="gr2" draw:layer="layout" svg:viewBox="3144 -16400 617 435" svg:d="m3761-16400h-71v241 13l-1 14v13l-1 13-1 6-1 6-1 5-1 5-2 5-1 5-2 4-2 4-2 4-3 4-2 3-4 3-3 3-3 3-4 2-4 3-4 2-5 1-5 2-6 1-6 1h-6l-7 1h-8-7l-8-1-7-1-8-2-7-2-8-2-7-3-8-4-15-8-15-9-15-10-15-11 2-20 1-23v-271h-71v241 14l-1 13v13l-1 13-1 6-1 6-1 6-1 5-2 5-1 4-2 4-2 4-2 4-3 4-2 3-4 4-3 3-3 2-4 3-4 2-4 2-5 1-5 2-6 1-6 1h-6l-7 1h-8-7l-7-1-8-1-7-2-7-2-8-2-7-3-7-3-15-8-15-9-14-9-15-11v-316h-71v423h71v-47l17 13 16 12 9 5 8 5 8 4 8 4 9 4 8 3 9 3 9 2 9 2 9 1 9 1h9 11l10-1 10-2 9-2 9-2 8-3 9-4 7-4 8-5 6-5 7-6 6-6 5-7 5-7 4-7 4-8 21 17 20 15 10 6 10 5 9 5 9 5 9 4 9 3 9 3 10 2 9 2 10 1 10 1h10l17-1 16-2 7-1 7-2 7-2 7-3 6-2 6-4 6-3 5-4 5-4 5-4 5-5 4-5 4-6 4-5 3-6 3-6 6-14 5-14 3-15 3-16 1-18 1-18z"/>
          <dr3d:extrude draw:style-name="gr2" draw:layer="layout" svg:viewBox="3868 -16409 384 444" svg:d="m4252-16196h-310v-10l1-9 1-9 1-8 2-9 2-8 2-7 3-8 3-7 3-6 4-7 4-6 4-6 4-5 5-5 5-5 5-4 5-4 5-4 6-4 6-3 6-3 7-3 6-2 7-2 7-2 7-1 8-2 7-1h8l8-1h8 10l11 1 11 1 11 2 11 3 10 3 11 3 11 4 20 9 9 4 8 4 8 4 6 5 6 4 5 4h4v-77l-18-8-18-6-19-6-19-6-9-2-10-2-9-2-10-1-10-2h-10l-10-1h-10l-26 1-24 3-23 4-21 6-10 4-10 4-9 5-9 5-9 6-8 6-8 6-8 7-7 7-7 8-6 8-6 8-5 9-5 9-4 10-4 10-4 10-3 11-4 22-3 24-1 26 1 25 3 24 4 22 6 22 8 19 5 10 5 9 5 9 6 8 7 8 7 8 7 7 7 7 8 7 8 6 8 5 9 5 9 5 9 4 10 3 9 3 10 3 11 2 21 3 23 1 20-1 20-2 18-4 9-3 8-3 9-3 7-4 8-4 7-4 7-5 6-5 7-6 6-6 5-6 5-7 5-7 5-8 4-7 4-9 6-17 5-18 4-20 2-21 1-22zm-69 55-1 14-1 13-2 12-3 11-4 10-2 5-3 5-3 5-3 4-3 4-3 4-4 4-3 3-4 4-5 3-4 2-5 3-5 2-5 2-5 2-6 2-12 2-13 2h-13l-14-1-13-1-13-3-11-3-6-3-5-2-5-3-5-3-5-3-5-4-4-4-5-4-8-9-7-9-6-10-5-10-5-11-3-11-2-12-2-12z"/>
          <dr3d:extrude draw:style-name="gr2" draw:layer="layout" svg:viewBox="4322 -16400 570 423" svg:d="m4892-15977-110-423h-66l-109 326-108-326h-66l-111 423h73l79-328 106 328h58l109-328 74 328z"/>
          <dr3d:extrude draw:style-name="gr2" draw:layer="layout" svg:viewBox="4964 -16412 391 447" svg:d="m5355-16189-1-25-2-24-4-22-6-21-8-20-4-9-5-9-5-9-6-8-6-8-6-8-7-7-7-7-7-6-8-6-8-6-8-5-8-4-9-4-9-4-10-3-9-2-10-2-21-3-21-1-22 1-21 3-10 2-10 2-9 3-9 4-9 4-8 4-8 5-8 6-8 6-7 6-7 7-7 7-7 8-5 8-6 8-5 9-5 9-4 9-8 20-6 21-4 22-2 24-1 25 1 26 2 23 4 23 6 21 8 20 4 9 5 9 5 9 6 8 5 8 7 8 7 7 7 7 7 6 8 6 8 6 8 5 8 4 9 4 9 3 9 4 10 2 10 2 21 3 22 1 21-1 21-3 10-2 9-2 10-4 9-3 9-4 8-4 8-5 8-6 8-6 7-6 7-7 7-7 6-8 6-8 6-8 5-9 5-9 4-9 8-20 6-21 4-23 2-23zm-74 0-1 20-1 19-3 17-3 16-5 14-5 14-3 6-4 6-3 5-4 5-4 5-5 4-4 5-5 4-5 3-5 3-5 3-5 3-6 2-6 2-6 2-6 2-7 1h-6l-14 1-14-1h-7l-7-1-6-2-6-2-6-2-6-2-5-3-5-3-6-3-4-3-5-4-5-5-4-4-4-5-4-5-4-5-3-6-3-6-6-14-4-14-4-16-2-17-2-19v-20l1-19 1-18 3-17 3-15 5-15 5-13 3-6 4-6 3-6 4-5 4-5 5-5 4-4 5-4 5-4 5-3 5-3 6-3 5-2 6-2 6-2 7-1 6-2h7l14-1 13 1h7l7 2 6 1 6 2 6 2 5 2 6 3 5 3 5 3 5 4 5 4 4 4 5 5 4 5 4 5 3 5 4 6 3 6 5 14 5 14 3 16 3 17 1 18z"/>
          <dr3d:extrude draw:style-name="gr2" draw:layer="layout" svg:viewBox="5464 -16400 264 423" svg:d="m5728-16054h-4l-8 2-7 1-8 1-8 1-8 1-8 1h-9-10-8l-8-1-9-1-8-2-7-2-8-2-8-3-8-4-7-3-8-4-15-9-15-10-14-11v-301h-71v423h71v-62l21 15 19 14 9 5 9 5 9 5 8 4 8 3 8 3 8 2 9 2 8 2 8 1 9 1h8 16l6-1h5l25-4z"/>
          <dr3d:extrude draw:style-name="gr2" draw:layer="layout" svg:viewBox="5797 -16400 381 590" svg:d="m6178-16400h-94l-170 185-46-44v-141h-71v590h71v-379l206 212h90l-197-195z"/>
          <dr3d:extrude draw:style-name="gr2" draw:layer="layout" svg:viewBox="6224 -16409 330 442" svg:d="m6554-16277v-7l-1-7-1-7-1-7-2-6-2-7-2-6-3-6-3-6-4-5-4-6-4-5-5-5-5-5-11-10-6-4-6-5-14-7-15-7-15-5-17-4-18-3-19-1-20-1-23 1-11 1-11 1-11 1-10 2-11 3-9 2-19 6-17 6-16 6-14 7v80h4l8-6 9-6 9-6 9-5 10-5 9-5 10-4 10-4 10-3 10-3 10-3 10-2 10-2 10-1 9-1h10 11l11 1 10 1 9 2 9 2 8 2 8 4 7 3 3 2 3 2 3 2 2 3 3 2 2 3 2 3 1 3 2 3 1 3 1 3 1 4 1 3 1 4v4 4 6l-1 5-1 6-1 2-1 3-1 2-1 2-1 2-1 2-1 2-2 2-2 2-1 1-2 2-2 2-5 3-6 3-6 2-7 3-8 3-9 2-10 2-39 8-24 5-10 2-11 3-13 4-12 4-11 5-11 5-9 6-8 6-4 3-4 3-3 4-3 3-5 8-5 7-4 8-3 9-3 9-2 9-1 10v10 7l1 6 1 6 1 7 1 6 2 6 2 6 3 5 3 6 3 6 3 5 4 5 5 5 4 5 5 5 5 4 6 5 6 4 6 4 6 3 7 4 8 3 7 3 8 3 8 2 9 2 9 2 9 1 9 2h10l9 1h10l19-1 19-1 19-3 20-4 18-5 17-6 8-2 7-3 7-4 7-3v-76h-4l-7 5-7 5-8 4-8 5-8 4-9 4-9 4-9 3-10 3-10 3-9 3-10 2-9 1-9 1-10 1h-9-10l-9-1-8-1-9-2-8-2-7-2-8-3-6-4-4-2-3-2-2-2-3-2-2-3-3-2-2-3-1-2-2-3-1-3-1-3-1-3-1-4-1-3v-4-3-7l1-6 1-2v-3l1-3 1-2 1-3 1-2 2-2 1-2 2-2 1-2 2-2 2-2 4-3 5-3 6-3 6-3 7-2 7-3 8-2 8-2 44-9 40-8 12-3 12-4 10-4 10-5 9-5 9-6 7-6 7-6 4-4 3-4 2-3 3-4 2-5 3-4 2-4 1-5 3-9 2-10 2-11z"/>
        </dr3d:scene>
        <draw:frame draw:style-name="gr3" draw:text-style-name="P2" draw:layer="layout" svg:width="1.434cm" svg:height="0.59cm" svg:x="1.752cm" svg:y="10.5cm">
          <draw:text-box>
            <text:p text:style-name="P1"><text:span text:style-name="T1">bpm</text:span></text:p>
          </draw:text-box>
        </draw:frame>
        <dr3d:scene draw:style-name="gr4" svg:width="15.933cm" svg:height="3.32cm" svg:x="0.998cm" svg:y="7.5cm" dr3d:transform="matrix (1 0 0 0 0.939692620785931 0.342020143325607 0 -0.342020143325607 0.939692620785931 -6.624cm 16.4582702929895cm 5.04000974333368cm)" dr3d:vrp="(0 0 28652.8571428571)" dr3d:vpn="(0 0 27862.8571428571)" dr3d:projection="perspective" dr3d:distance="0.79cm" dr3d:focal-length="10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" draw:layer="layout" dr3d:transform="matrix (1 0 0 0 1 0 0 0 1 3.58127180217005cm -0.101388583684125cm 0.0369024265554108cm)" svg:viewBox="6663 -19402 2378 2185" svg:d="m6663-19038 2-34 6-34 10-33 13-33 17-31 19-30 22-29 25-26 26-25 29-22 30-19 31-17 33-13 33-10 34-6 34-2h1649l34 2 34 6 33 10 33 13 31 17 30 19 29 22 27 25 24 26 23 29 19 30 17 31 13 33 10 33 6 34 2 34v1456l-2 34-6 34-10 33-13 33-17 31-19 30-23 29-24 27-27 24-29 22-30 20-31 17-33 13-33 10-34 6-34 2h-1649l-34-2-34-6-33-10-33-13-31-17-30-20-29-22-26-24-25-27-22-29-19-30-17-31-13-33-10-33-6-34-2-34zm0-364zm2378 2185z"/>
          <dr3d:extrude draw:style-name="gr6" draw:layer="layout" dr3d:transform="matrix (1 0 0 0 1 0 0 0 1 6.10267655560712cm -2.05581211318256cm 0.748254416442196cm)" svg:viewBox="9116 -17150 2377 2185" svg:d="m9116-16786 2-34 6-34 10-33 13-33 17-31 19-30 22-29 25-26 26-25 29-22 30-19 31-17 33-13 33-10 34-6 34-2h1648l34 2 34 6 33 10 33 13 31 17 30 19 29 22 27 25 24 26 23 29 19 30 17 31 13 33 10 33 6 34 2 34v1456l-2 34-6 34-10 33-13 33-17 31-19 30-23 29-24 27-27 24-29 22-30 20-31 17-33 13-33 10-34 6-34 2h-1648l-34-2-34-6-33-10-33-13-31-17-30-20-29-22-26-24-25-27-22-29-19-30-17-31-13-33-10-33-6-34-2-34zm0-364zm2377 2185z"/>
          <dr3d:extrude draw:style-name="gr7" draw:layer="layout" dr3d:transform="matrix (1 0 0 0 1 0 0 0 1 0.888591956865061cm -0.0722977316391962cm 0.0263142223216128cm)" svg:viewBox="1748 -19414 2376 2186" svg:d="m1748-19050 2-34 6-34 10-33 13-33 17-31 19-30 22-29 25-26 26-25 29-22 30-19 31-17 33-13 33-10 34-6 34-2h1647l34 2 34 6 33 10 33 13 31 17 30 19 29 22 27 25 24 26 23 29 19 30 17 31 13 33 10 33 6 34 2 34v1457l-2 34-6 34-10 33-13 33-17 31-19 30-23 29-24 27-27 24-29 22-30 20-31 17-33 13-33 10-34 6-34 2h-1647l-34-2-34-6-33-10-33-13-31-17-30-20-29-22-26-24-25-27-22-29-19-30-17-31-13-33-10-33-6-34-2-34zm0-364zm2376 2186z"/>
          <dr3d:extrude draw:style-name="gr8" draw:layer="layout" dr3d:transform="matrix (1 0 0 0 1 0 0 -2.77555756156289E-016 1 3.71422409686038cm -0.11307774463003cm -0.0109096395502432cm)" svg:viewBox="9122 -19405 2378 2185" svg:d="m9122-19041 2-34 6-34 10-33 13-33 17-31 19-30 22-29 25-26 26-25 29-22 30-19 31-17 33-13 33-10 34-6 34-2h1649l34 2 34 6 33 10 33 13 31 17 30 19 29 22 27 25 24 26 23 29 19 30 17 31 13 33 10 33 6 34 2 34v1456l-2 34-6 34-10 33-13 33-17 31-19 30-23 29-24 27-27 24-29 22-30 20-31 17-33 13-33 10-34 6-34 2h-1649l-34-2-34-6-33-10-33-13-31-17-30-20-29-22-26-24-25-27-22-29-19-30-17-31-13-33-10-33-6-34-2-34zm0-364zm2378 2185z"/>
          <dr3d:extrude draw:style-name="gr9" draw:layer="layout" dr3d:transform="matrix (1 0 0 0 1 0 0 -2.77555756156289E-016 1 -3.83364604931703cm -2.08495908002045cm 0.609835342469706cm)" svg:viewBox="9116 -17150 2377 2185" svg:d="m9116-16786 2-34 6-34 10-33 13-33 17-31 19-30 22-29 25-26 26-25 29-22 30-19 31-17 33-13 33-10 34-6 34-2h1648l34 2 34 6 33 10 33 13 31 17 30 19 29 22 27 25 24 26 23 29 19 30 17 31 13 33 10 33 6 34 2 34v1456l-2 34-6 34-10 33-13 33-17 31-19 30-23 29-24 27-27 24-29 22-30 20-31 17-33 13-33 10-34 6-34 2h-1648l-34-2-34-6-33-10-33-13-31-17-30-20-29-22-26-24-25-27-22-29-19-30-17-31-13-33-10-33-6-34-2-34zm0-364zm2377 2185z"/>
          <dr3d:extrude draw:style-name="gr10" draw:layer="layout" dr3d:transform="matrix (0.874920685527471 0 0 0 0.938635216908868 -0.0231901929130436 0 -0.0231901929130441 0.883361225474708 1.98022400913568cm -1.06588641672593cm 0.162570110942102cm)" svg:viewBox="6663 -19402 2378 2185" svg:d="m6663-19038 2-34 6-34 10-33 13-33 17-31 19-30 22-29 25-26 26-25 29-22 30-19 31-17 33-13 33-10 34-6 34-2h1649l34 2 34 6 33 10 33 13 31 17 30 19 29 22 27 25 24 26 23 29 19 30 17 31 13 33 10 33 6 34 2 34v1456l-2 34-6 34-10 33-13 33-17 31-19 30-23 29-24 27-27 24-29 22-30 20-31 17-33 13-33 10-34 6-34 2h-1649l-34-2-34-6-33-10-33-13-31-17-30-20-29-22-26-24-25-27-22-29-19-30-17-31-13-33-10-33-6-34-2-34zm0-364zm2378 2185z"/>
        </dr3d:scene>
        <draw:frame draw:style-name="gr11" draw:text-style-name="P3" draw:layer="layout" svg:width="2.765cm" svg:height="1.156cm" svg:x="9.186cm" svg:y="10.528cm">
          <draw:text-box>
            <text:p><text:span text:style-name="T2">webservices</text:span></text:p>
          </draw:text-box>
        </draw:frame>
        <draw:frame draw:style-name="gr12" draw:text-style-name="P5" draw:layer="layout" svg:width="1.351cm" svg:height="0.608cm" svg:x="12.335cm" svg:y="10.528cm">
          <draw:text-box>
            <text:p text:style-name="P4"><text:span text:style-name="T1">logs</text:span></text:p>
          </draw:text-box>
        </draw:frame>
        <draw:frame draw:style-name="gr13" draw:text-style-name="P2" draw:layer="layout" svg:width="3.034cm" svg:height="0.71cm" svg:x="3.952cm" svg:y="8.718cm">
          <draw:text-box>
            <text:p text:style-name="P1"><text:span text:style-name="T3">Unit testing</text:span></text:p>
          </draw:text-box>
        </draw:frame>
        <dr3d:scene draw:style-name="gr14" svg:width="16.134cm" svg:height="3.321cm" svg:x="1.052cm" svg:y="9.028cm" dr3d:transform="matrix (1 0 0 0 0.939692620785931 0.342020143325607 0 -0.342020143325607 0.939692620785931 -6.624cm 16.4582702929895cm 5.04000974333368cm)" dr3d:vrp="(0 0 28652.8571428571)" dr3d:vpn="(0 0 27862.8571428571)" dr3d:projection="perspective" dr3d:distance="0.79cm" dr3d:focal-length="10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5" draw:layer="layout" dr3d:transform="matrix (1 0 0 0 1 0 0 0 1 3.58127180217005cm -0.101388583684125cm 0.0369024265554108cm)" svg:viewBox="6663 -19402 2378 2185" svg:d="m6663-19038 2-34 6-34 10-33 13-33 17-31 19-30 22-29 25-26 26-25 29-22 30-19 31-17 33-13 33-10 34-6 34-2h1649l34 2 34 6 33 10 33 13 31 17 30 19 29 22 27 25 24 26 23 29 19 30 17 31 13 33 10 33 6 34 2 34v1456l-2 34-6 34-10 33-13 33-17 31-19 30-23 29-24 27-27 24-29 22-30 20-31 17-33 13-33 10-34 6-34 2h-1649l-34-2-34-6-33-10-33-13-31-17-30-20-29-22-26-24-25-27-22-29-19-30-17-31-13-33-10-33-6-34-2-34zm0-364zm2378 2185z"/>
          <dr3d:extrude draw:style-name="gr9" draw:layer="layout" dr3d:transform="matrix (1 0 0 0 1 0 0 0 1 6.10267655560712cm -2.05581211318256cm 0.748254416442196cm)" svg:viewBox="9116 -17150 2377 2185" svg:d="m9116-16786 2-34 6-34 10-33 13-33 17-31 19-30 22-29 25-26 26-25 29-22 30-19 31-17 33-13 33-10 34-6 34-2h1648l34 2 34 6 33 10 33 13 31 17 30 19 29 22 27 25 24 26 23 29 19 30 17 31 13 33 10 33 6 34 2 34v1456l-2 34-6 34-10 33-13 33-17 31-19 30-23 29-24 27-27 24-29 22-30 20-31 17-33 13-33 10-34 6-34 2h-1648l-34-2-34-6-33-10-33-13-31-17-30-20-29-22-26-24-25-27-22-29-19-30-17-31-13-33-10-33-6-34-2-34zm0-364zm2377 2185z"/>
          <dr3d:extrude draw:style-name="gr16" draw:layer="layout" dr3d:transform="matrix (1 0 0 0 1 0 0 0 1 0.700752287319521cm -0.0722977316391962cm 0.0263142223216128cm)" svg:viewBox="1748 -19414 2376 2186" svg:d="m1748-19050 2-34 6-34 10-33 13-33 17-31 19-30 22-29 25-26 26-25 29-22 30-19 31-17 33-13 33-10 34-6 34-2h1647l34 2 34 6 33 10 33 13 31 17 30 19 29 22 27 25 24 26 23 29 19 30 17 31 13 33 10 33 6 34 2 34v1457l-2 34-6 34-10 33-13 33-17 31-19 30-23 29-24 27-27 24-29 22-30 20-31 17-33 13-33 10-34 6-34 2h-1647l-34-2-34-6-33-10-33-13-31-17-30-20-29-22-26-24-25-27-22-29-19-30-17-31-13-33-10-33-6-34-2-34zm0-364zm2376 2186z"/>
          <dr3d:extrude draw:style-name="gr17" draw:layer="layout" dr3d:transform="matrix (1 0 0 0 1 0 0 -2.77555756156289E-016 1 3.71422409686038cm -0.11307774463003cm -0.0109096395502432cm)" svg:viewBox="9122 -19405 2378 2185" svg:d="m9122-19041 2-34 6-34 10-33 13-33 17-31 19-30 22-29 25-26 26-25 29-22 30-19 31-17 33-13 33-10 34-6 34-2h1649l34 2 34 6 33 10 33 13 31 17 30 19 29 22 27 25 24 26 23 29 19 30 17 31 13 33 10 33 6 34 2 34v1456l-2 34-6 34-10 33-13 33-17 31-19 30-23 29-24 27-27 24-29 22-30 20-31 17-33 13-33 10-34 6-34 2h-1649l-34-2-34-6-33-10-33-13-31-17-30-20-29-22-26-24-25-27-22-29-19-30-17-31-13-33-10-33-6-34-2-34zm0-364zm2378 2185z"/>
          <dr3d:extrude draw:style-name="gr18" draw:layer="layout" dr3d:transform="matrix (1 0 0 0 1 0 0 -2.77555756156289E-016 1 -4.02146217177511cm -2.08495908002045cm 0.609835342469706cm)" svg:viewBox="9116 -17150 2377 2185" svg:d="m9116-16786 2-34 6-34 10-33 13-33 17-31 19-30 22-29 25-26 26-25 29-22 30-19 31-17 33-13 33-10 34-6 34-2h1648l34 2 34 6 33 10 33 13 31 17 30 19 29 22 27 25 24 26 23 29 19 30 17 31 13 33 10 33 6 34 2 34v1456l-2 34-6 34-10 33-13 33-17 31-19 30-23 29-24 27-27 24-29 22-30 20-31 17-33 13-33 10-34 6-34 2h-1648l-34-2-34-6-33-10-33-13-31-17-30-20-29-22-26-24-25-27-22-29-19-30-17-31-13-33-10-33-6-34-2-34zm0-364zm2377 2185z"/>
          <dr3d:extrude draw:style-name="gr19" draw:layer="layout" dr3d:transform="matrix (0.874920685527471 0 0 0 0.938635216908868 -0.0231901929130436 0 -0.0231901929130441 0.883361225474708 1.98022400913568cm -1.06588641672593cm 0.162570110942102cm)" svg:viewBox="6663 -19402 2378 2185" svg:d="m6663-19038 2-34 6-34 10-33 13-33 17-31 19-30 22-29 25-26 26-25 29-22 30-19 31-17 33-13 33-10 34-6 34-2h1649l34 2 34 6 33 10 33 13 31 17 30 19 29 22 27 25 24 26 23 29 19 30 17 31 13 33 10 33 6 34 2 34v1456l-2 34-6 34-10 33-13 33-17 31-19 30-23 29-24 27-27 24-29 22-30 20-31 17-33 13-33 10-34 6-34 2h-1649l-34-2-34-6-33-10-33-13-31-17-30-20-29-22-26-24-25-27-22-29-19-30-17-31-13-33-10-33-6-34-2-34zm0-364zm2378 2185z"/>
        </dr3d:scene>
        <draw:frame draw:style-name="gr20" draw:text-style-name="P2" draw:layer="layout" svg:width="2.483cm" svg:height="1.602cm" svg:x="4.187cm" svg:y="10.426cm">
          <draw:text-box>
            <text:p text:style-name="P6"><text:span text:style-name="T3">Gestión de </text:span></text:p>
            <text:p text:style-name="P6"><text:span text:style-name="T3">proyectos</text:span></text:p>
          </draw:text-box>
        </draw:frame>
        <draw:frame draw:style-name="gr21" draw:text-style-name="P2" draw:layer="layout" svg:width="1.351cm" svg:height="1cm" svg:x="7.287cm" svg:y="10.628cm">
          <draw:text-box>
            <text:p text:style-name="P1"><text:span text:style-name="T1">ioc</text:span></text:p>
          </draw:text-box>
        </draw:frame>
        <draw:frame draw:style-name="gr22" draw:text-style-name="P2" draw:layer="layout" svg:width="3.107cm" svg:height="0.71cm" svg:x="9.299cm" svg:y="10.663cm">
          <draw:text-box>
            <text:p text:style-name="P1"><text:span text:style-name="T1">persistencia</text:span></text:p>
          </draw:text-box>
        </draw:frame>
        <draw:frame draw:style-name="gr23" draw:text-style-name="P2" draw:layer="layout" svg:width="1.354cm" svg:height="0.71cm" svg:x="15.151cm" svg:y="10.663cm">
          <draw:text-box>
            <text:p text:style-name="P1"><text:span text:style-name="T1">web</text:span></text:p>
          </draw:text-box>
        </draw:frame>
        <draw:frame draw:style-name="gr11" draw:text-style-name="P2" draw:layer="layout" svg:width="2.765cm" svg:height="1.156cm" svg:x="9.168cm" svg:y="8.655cm">
          <draw:text-box>
            <text:p text:style-name="P6"><text:span text:style-name="T3">webservices</text:span></text:p>
          </draw:text-box>
        </draw:frame>
        <draw:frame draw:style-name="gr12" draw:text-style-name="P5" draw:layer="layout" svg:width="1.351cm" svg:height="0.608cm" svg:x="12.517cm" svg:y="8.655cm">
          <draw:text-box>
            <text:p text:style-name="P4"><text:span text:style-name="T1">logs</text:span></text:p>
          </draw:text-box>
        </draw:frame>
        <draw:frame draw:style-name="gr21" draw:text-style-name="P2" draw:layer="layout" svg:width="1.351cm" svg:height="1cm" svg:x="7.186cm" svg:y="8.7cm">
          <draw:text-box>
            <text:p text:style-name="P1"><text:span text:style-name="T1">ioc</text:span></text:p>
          </draw:text-box>
        </draw:frame>
        <draw:frame draw:style-name="gr24" draw:text-style-name="P2" draw:layer="layout" svg:width="2.483cm" svg:height="0.59cm" svg:x="1.703cm" svg:y="10.602cm">
          <draw:text-box>
            <text:p text:style-name="P6"><text:span text:style-name="T3">JSF,MVC,</text:span></text:p>
          </draw:text-box>
        </draw:frame>
        <draw:g>
          <dr3d:scene draw:style-name="gr25" svg:width="4.04cm" svg:height="4.506cm" svg:x="3.66cm" svg:y="13.994cm" dr3d:transform="matrix (1 0 0 0 0.939692620785931 0.342020143325607 0 -0.342020143325607 0.939692620785931 -6.624cm 16.4582702929895cm 5.04000974333368cm)" dr3d:vrp="(0 0 28652.8571428571)" dr3d:vpn="(0 0 27862.8571428571)" dr3d:projection="perspective" dr3d:distance="0.79cm" dr3d:focal-length="10cm" dr3d:shadow-slant="0" dr3d:shade-mode="phong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7" draw:layer="layout" dr3d:transform="matrix (0.869452822059457 0 0 0 1 0 0 -2.77555756156289E-016 1 1.64081580055038cm -0.0722977316391953cm 0.0263142223216116cm)" svg:viewBox="1748 -19414 2376 2186" svg:d="m1748-19050 2-34 6-34 10-33 13-33 17-31 19-30 22-29 25-26 26-25 29-22 30-19 31-17 33-13 33-10 34-6 34-2h1647l34 2 34 6 33 10 33 13 31 17 30 19 29 22 27 25 24 26 23 29 19 30 17 31 13 33 10 33 6 34 2 34v1457l-2 34-6 34-10 33-13 33-17 31-19 30-23 29-24 27-27 24-29 22-30 20-31 17-33 13-33 10-34 6-34 2h-1647l-34-2-34-6-33-10-33-13-31-17-30-20-29-22-26-24-25-27-22-29-19-30-17-31-13-33-10-33-6-34-2-34zm0-364zm2376 2186z"/>
          </dr3d:scene>
          <draw:frame draw:style-name="gr24" draw:text-style-name="P8" draw:layer="layout" svg:width="2.483cm" svg:height="0.763cm" svg:x="4.718cm" svg:y="16.4cm">
            <draw:text-box>
              <text:p text:style-name="P7"><text:span text:style-name="T4">.NET</text:span></text:p>
            </draw:text-box>
          </draw:frame>
        </draw:g>
        <dr3d:scene draw:style-name="gr26" svg:width="4.04cm" svg:height="4.521cm" svg:x="9.46cm" svg:y="13.998cm" dr3d:transform="matrix (1 0 0 0 0.939692620785931 0.342020143325607 0 -0.342020143325607 0.939692620785931 -6.624cm 16.4582702929895cm 5.04000974333368cm)" dr3d:vrp="(0 0 28652.8571428571)" dr3d:vpn="(0 0 27862.8571428571)" dr3d:projection="perspective" dr3d:distance="0.79cm" dr3d:focal-length="10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7" draw:layer="layout" dr3d:transform="matrix (0.869452822059457 0 0 0 1 0 0 -2.77555756156289E-016 1 1.64081580055038cm -0.0722977316391953cm 0.0263142223216116cm)" svg:viewBox="1748 -19414 2376 2186" svg:d="m1748-19050 2-34 6-34 10-33 13-33 17-31 19-30 22-29 25-26 26-25 29-22 30-19 31-17 33-13 33-10 34-6 34-2h1647l34 2 34 6 33 10 33 13 31 17 30 19 29 22 27 25 24 26 23 29 19 30 17 31 13 33 10 33 6 34 2 34v1457l-2 34-6 34-10 33-13 33-17 31-19 30-23 29-24 27-27 24-29 22-30 20-31 17-33 13-33 10-34 6-34 2h-1647l-34-2-34-6-33-10-33-13-31-17-30-20-29-22-26-24-25-27-22-29-19-30-17-31-13-33-10-33-6-34-2-34zm0-364zm2376 2186z"/>
        </dr3d:scene>
        <draw:frame draw:style-name="gr24" draw:text-style-name="P8" draw:layer="layout" svg:width="2cm" svg:height="0.763cm" svg:x="10.6cm" svg:y="16.419cm">
          <draw:text-box>
            <text:p text:style-name="P8">J2E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3deb3d" draw:end-color="#ffffff" draw:start-intensity="100%" draw:end-intensity="100%" draw:angle="0" draw:border="0%"/>
    <draw:gradient draw:name="Gradient_20_11" draw:display-name="Gradient 11" draw:style="linear" draw:start-color="#ff950e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47ff" draw:end-color="#ffffff" draw:start-intensity="100%" draw:end-intensity="100%" draw:angle="0" draw:border="0%"/>
    <draw:gradient draw:name="Gradient_20_15" draw:display-name="Gradient 15" draw:style="linear" draw:start-color="#94006b" draw:end-color="#ffffff" draw:start-intensity="100%" draw:end-intensity="100%" draw:angle="0" draw:border="0%"/>
    <draw:gradient draw:name="Gradient_20_16" draw:display-name="Gradient 16" draw:style="linear" draw:start-color="#355e00" draw:end-color="#ffffff" draw:start-intensity="100%" draw:end-intensity="100%" draw:angle="0" draw:border="0%"/>
    <draw:gradient draw:name="Gradient_20_17" draw:display-name="Gradient 17" draw:style="linear" draw:start-color="#0000ff" draw:end-color="#ffffff" draw:start-intensity="100%" draw:end-intensity="100%" draw:angle="0" draw:border="0%"/>
    <draw:gradient draw:name="Gradient_20_8" draw:display-name="Gradient 8" draw:style="linear" draw:start-color="#99ccff" draw:end-color="#ffffff" draw:start-intensity="100%" draw:end-intensity="100%" draw:angle="0" draw:border="0%"/>
    <draw:gradient draw:name="Gradient_20_9" draw:display-name="Gradient 9" draw:style="linear" draw:start-color="#83caff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12" draw:fill-hatch-name="Hatch_20_6" draw:fill-image-name="Bitmape_20_1" draw:opacity="50%" draw:auto-grow-width="true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Windows_x86 LibreOffice_project/165a79a-7059095-e13bb37-fef39a4-9503d18</meta:generator>
    <meta:creation-date>2008-09-16T13:08:40</meta:creation-date>
    <dc:date>2012-07-07T21:28:08.07</dc:date>
    <dc:language>ca-ES</dc:language>
    <meta:editing-cycles>30</meta:editing-cycles>
    <meta:editing-duration>PT19H25M27S</meta:editing-duration>
    <dc:creator>pere santasusana</dc:creator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